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</office:font-face-decls>
  <office:automatic-styles>
    <style:style style:name="P1" style:family="paragraph" style:parent-style-name="Footer">
      <style:text-properties officeooo:rsid="0017fdf5" officeooo:paragraph-rsid="0017fdf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paragraph-rsid="000ebe82" style:font-size-asian="15pt" style:font-size-complex="15pt"/>
    </style:style>
    <style:style style:name="P5" style:family="paragraph" style:parent-style-name="Standard">
      <style:text-properties fo:font-size="15pt" officeooo:paragraph-rsid="00161cde" style:font-size-asian="15pt" style:font-size-complex="15pt"/>
    </style:style>
    <style:style style:name="P6" style:family="paragraph" style:parent-style-name="Standard">
      <style:text-properties fo:font-size="15pt" officeooo:paragraph-rsid="00204a00" style:font-size-asian="15pt" style:font-size-complex="15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3pt" style:text-underline-style="solid" style:text-underline-width="auto" style:text-underline-color="font-color" officeooo:rsid="0015cc10" officeooo:paragraph-rsid="0015cc10" style:font-size-asian="13pt" style:font-size-complex="13pt"/>
    </style:style>
    <style:style style:name="P9" style:family="paragraph" style:parent-style-name="Standard">
      <style:text-properties fo:font-size="11pt" officeooo:rsid="000d4af0" officeooo:paragraph-rsid="000d4af0" style:font-size-asian="9.60000038146973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officeooo:rsid="000d4af0" officeooo:paragraph-rsid="000d4af0" style:font-size-asian="9.60000038146973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officeooo:rsid="0010b1d1" officeooo:paragraph-rsid="0017fdf5" style:font-size-asian="9.60000038146973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rsid="0013ac05" officeooo:paragraph-rsid="0013ac05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officeooo:paragraph-rsid="001738ca"/>
    </style:style>
    <style:style style:name="P14" style:family="paragraph" style:parent-style-name="Standard">
      <style:paragraph-properties fo:text-align="center" style:justify-single-word="false"/>
      <style:text-properties fo:font-size="11pt" officeooo:paragraph-rsid="0017fdf5"/>
    </style:style>
    <style:style style:name="P15" style:family="paragraph" style:parent-style-name="Standard">
      <style:paragraph-properties fo:text-align="center" style:justify-single-word="false"/>
      <style:text-properties fo:font-size="11pt" officeooo:rsid="00142561" officeooo:paragraph-rsid="00142561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officeooo:rsid="0016fb0d" officeooo:paragraph-rsid="0016fb0d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rsid="001738ca" officeooo:paragraph-rsid="001738ca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officeooo:rsid="001738ca" officeooo:paragraph-rsid="002c58b8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1pt" officeooo:paragraph-rsid="002b2166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officeooo:paragraph-rsid="002c58b8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officeooo:rsid="002c58b8" officeooo:paragraph-rsid="002c58b8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0b1d1" officeooo:paragraph-rsid="0013ac05" fo:background-color="#ffffa6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13ac05" officeooo:paragraph-rsid="0017fdf5" fo:background-color="#ffffa6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1738ca" officeooo:paragraph-rsid="001738ca" fo:background-color="#ffffa6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29b093" officeooo:paragraph-rsid="0029b093" fo:background-color="#ffffa6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b2166" officeooo:paragraph-rsid="002b2166" fo:background-color="#ffffa6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2844e6" officeooo:paragraph-rsid="002844e6" fo:background-color="#81d41a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in" fo:margin-right="0.1866in" fo:text-align="center" style:justify-single-word="false" fo:text-indent="0in" style:auto-text-indent="false" fo:background-color="transparent"/>
      <style:text-properties officeooo:rsid="000ebe82" officeooo:paragraph-rsid="000ebe82"/>
    </style:style>
    <style:style style:name="P29" style:family="paragraph" style:parent-style-name="Standard" style:master-page-name="">
      <loext:graphic-properties draw:fill="none"/>
      <style:paragraph-properties fo:margin-left="0in" fo:margin-right="0.1866in" fo:text-align="center" style:justify-single-word="false" fo:text-indent="0in" style:auto-text-indent="false" style:page-number="auto" fo:background-color="transparent"/>
      <style:text-properties officeooo:paragraph-rsid="000d4af0"/>
    </style:style>
    <style:style style:name="P30" style:family="paragraph" style:parent-style-name="Standard">
      <style:paragraph-properties fo:text-align="center" style:justify-single-word="false"/>
      <style:text-properties officeooo:paragraph-rsid="001738ca"/>
    </style:style>
    <style:style style:name="P31" style:family="paragraph" style:parent-style-name="Standard">
      <style:text-properties style:text-underline-style="solid" style:text-underline-width="auto" style:text-underline-color="font-color" officeooo:rsid="0015cc10" officeooo:paragraph-rsid="002844e6"/>
    </style:style>
    <style:style style:name="P32" style:family="paragraph" style:parent-style-name="Standard">
      <style:text-properties fo:font-style="normal" officeooo:rsid="001a8a4c" officeooo:paragraph-rsid="001a8a4c" style:font-style-asian="normal" style:font-style-complex="normal"/>
    </style:style>
    <style:style style:name="P33" style:family="paragraph" style:parent-style-name="Standard">
      <style:paragraph-properties fo:text-align="center" style:justify-single-word="false"/>
      <style:text-properties fo:font-style="normal" officeooo:rsid="001a8a4c" officeooo:paragraph-rsid="00204a00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font-style="normal" officeooo:rsid="001a8a4c" officeooo:paragraph-rsid="0029b093" style:font-style-asian="normal" style:font-style-complex="normal"/>
    </style:style>
    <style:style style:name="P35" style:family="paragraph" style:parent-style-name="Standard">
      <style:paragraph-properties fo:text-align="center" style:justify-single-word="false"/>
      <style:text-properties fo:font-style="italic" officeooo:rsid="0029b093" officeooo:paragraph-rsid="0029b093" fo:background-color="#ffffa6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af0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b1d1" style:font-style-asian="italic" style:font-style-complex="italic"/>
    </style:style>
    <style:style style:name="T5" style:family="text">
      <style:text-properties fo:font-style="italic" officeooo:rsid="0011ec01" style:font-style-asian="italic" style:font-style-complex="italic"/>
    </style:style>
    <style:style style:name="T6" style:family="text">
      <style:text-properties fo:font-style="italic" officeooo:rsid="00142561" style:font-style-asian="italic" style:font-style-complex="italic"/>
    </style:style>
    <style:style style:name="T7" style:family="text">
      <style:text-properties fo:font-style="italic" officeooo:rsid="0015cc10" style:font-style-asian="italic" style:font-style-complex="italic"/>
    </style:style>
    <style:style style:name="T8" style:family="text">
      <style:text-properties fo:font-style="italic" officeooo:rsid="00161cde" style:font-style-asian="italic" style:font-style-complex="italic"/>
    </style:style>
    <style:style style:name="T9" style:family="text">
      <style:text-properties fo:font-style="italic" officeooo:rsid="002c58b8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fo:background-color="#ffffa6" loext:char-shading-value="0" style:font-style-asian="italic" style:font-style-complex="italic"/>
    </style:style>
    <style:style style:name="T12" style:family="text">
      <style:text-properties fo:color="#414b3b" loext:opacity="100%" style:font-name="Open Sans" fo:font-size="23.5pt" fo:letter-spacing="0.0693in" style:font-size-asian="23.5pt"/>
    </style:style>
    <style:style style:name="T13" style:family="text">
      <style:text-properties fo:font-size="11pt" style:font-size-asian="9.60000038146973pt" style:font-size-complex="11pt"/>
    </style:style>
    <style:style style:name="T14" style:family="text">
      <style:text-properties fo:font-size="11pt" officeooo:rsid="000d4af0" style:font-size-asian="9.60000038146973pt" style:font-size-complex="11pt"/>
    </style:style>
    <style:style style:name="T15" style:family="text">
      <style:text-properties fo:font-size="11pt" officeooo:rsid="000ebe82" style:font-size-asian="9.60000038146973pt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1738ca" style:font-size-asian="11pt" style:font-size-complex="11pt"/>
    </style:style>
    <style:style style:name="T18" style:family="text">
      <style:text-properties fo:font-size="11pt" officeooo:rsid="0019d727" style:font-size-asian="11pt" style:font-size-complex="11pt"/>
    </style:style>
    <style:style style:name="T19" style:family="text">
      <style:text-properties fo:font-size="11pt" officeooo:rsid="001a8a4c" style:font-size-asian="11pt" style:font-size-complex="11pt"/>
    </style:style>
    <style:style style:name="T20" style:family="text">
      <style:text-properties fo:font-size="11pt" officeooo:rsid="00204a00" style:font-size-asian="11pt" style:font-size-complex="11pt"/>
    </style:style>
    <style:style style:name="T21" style:family="text">
      <style:text-properties fo:font-size="11pt" officeooo:rsid="0029b093" style:font-size-asian="11pt" style:font-size-complex="11pt"/>
    </style:style>
    <style:style style:name="T22" style:family="text">
      <style:text-properties fo:font-size="11pt" fo:font-style="italic" officeooo:rsid="001a8a4c" fo:background-color="#ffffa6" loext:char-shading-value="0" style:font-size-asian="11pt" style:font-style-asian="italic" style:font-size-complex="11pt" style:font-style-complex="italic"/>
    </style:style>
    <style:style style:name="T23" style:family="text">
      <style:text-properties fo:font-size="11pt" fo:font-style="italic" officeooo:rsid="0029b093" fo:background-color="#ffffa6" loext:char-shading-value="0" style:font-size-asian="11pt" style:font-style-asian="italic" style:font-size-complex="11pt" style:font-style-complex="italic"/>
    </style:style>
    <style:style style:name="T24" style:family="text">
      <style:text-properties fo:font-size="11pt" officeooo:rsid="001a8a4c" fo:background-color="#ffffa6" loext:char-shading-value="0" style:font-size-asian="11pt" style:font-size-complex="11pt"/>
    </style:style>
    <style:style style:name="T25" style:family="text">
      <style:text-properties officeooo:rsid="000ebe82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officeooo:rsid="002844e6" style:font-size-asian="13pt" style:font-size-complex="13pt"/>
    </style:style>
    <style:style style:name="T28" style:family="text">
      <style:text-properties fo:font-size="13pt" fo:font-style="normal" style:text-underline-style="none" fo:font-weight="normal" officeooo:rsid="0015cc10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officeooo:rsid="0010b1d1" style:font-size-asian="9.60000038146973pt" style:font-size-complex="11pt"/>
    </style:style>
    <style:style style:name="T30" style:family="text">
      <style:text-properties officeooo:rsid="0016fb0d" style:font-size-asian="9.60000038146973pt" style:font-size-complex="11pt"/>
    </style:style>
    <style:style style:name="T31" style:family="text">
      <style:text-properties officeooo:rsid="0017fdf5" style:font-size-asian="9.60000038146973pt" style:font-size-complex="11pt"/>
    </style:style>
    <style:style style:name="T32" style:family="text">
      <style:text-properties officeooo:rsid="0011ec01"/>
    </style:style>
    <style:style style:name="T33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34" style:family="text">
      <style:text-properties officeooo:rsid="0013ac05"/>
    </style:style>
    <style:style style:name="T35" style:family="text">
      <style:text-properties officeooo:rsid="00142561"/>
    </style:style>
    <style:style style:name="T36" style:family="text">
      <style:text-properties officeooo:rsid="0015cc10"/>
    </style:style>
    <style:style style:name="T37" style:family="text">
      <style:text-properties officeooo:rsid="00161cde"/>
    </style:style>
    <style:style style:name="T38" style:family="text">
      <style:text-properties officeooo:rsid="0016fb0d"/>
    </style:style>
    <style:style style:name="T39" style:family="text">
      <style:text-properties officeooo:rsid="001738ca"/>
    </style:style>
    <style:style style:name="T40" style:family="text">
      <style:text-properties officeooo:rsid="00204a00"/>
    </style:style>
    <style:style style:name="T41" style:family="text">
      <style:text-properties officeooo:rsid="002232b7"/>
    </style:style>
    <style:style style:name="T42" style:family="text">
      <style:text-properties officeooo:rsid="0023fa66"/>
    </style:style>
    <style:style style:name="T43" style:family="text">
      <style:text-properties officeooo:rsid="0026e8f9"/>
    </style:style>
    <style:style style:name="T44" style:family="text">
      <style:text-properties officeooo:rsid="002844e6"/>
    </style:style>
    <style:style style:name="T45" style:family="text">
      <style:text-properties fo:background-color="#ffffa6" loext:char-shading-value="0"/>
    </style:style>
    <style:style style:name="T46" style:family="text">
      <style:text-properties officeooo:rsid="002b2166"/>
    </style:style>
    <style:style style:name="T47" style:family="text">
      <style:text-properties officeooo:rsid="0026e8f9" fo:background-color="#81d41a" loext:char-shading-value="0"/>
    </style:style>
    <style:style style:name="T48" style:family="text">
      <style:text-properties officeooo:rsid="0026e8f9" fo:background-color="#81d41a" loext:char-shading-value="0"/>
    </style:style>
    <style:style style:name="T49" style:family="text">
      <style:text-properties officeooo:rsid="002c58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hi condivide?</text:span> nik</text:p>
      <text:p text:style-name="Standard"/>
      <text:p text:style-name="P2">Presentazione generale/iniziale:</text:p>
      <text:p text:style-name="Standard"/>
      <text:p text:style-name="P5">(<text:span text:style-name="T1">leo</text:span>)[<text:span text:style-name="T8">schermo</text:span><text:span text:style-name="T3">: powerpoint</text:span>]: <text:span text:style-name="T25">2min </text:span><text:span text:style-name="T35">+-</text:span></text:p>
      <text:p text:style-name="P4"><text:span text:style-name="T26">-introduce il team, il progetto in generale e le tech usate (compreso trello git etc)</text:span></text:p>
      <text:p text:style-name="P25">{schermo: powerpoint}</text:p>
      <text:p text:style-name="P10">Buon giorno, sono leonardo piccioli, <text:span text:style-name="T35">scrum master</text:span> <text:span text:style-name="T25">del team2</text:span>, il nostro gruppo e’ composto da [ … ]</text:p>
      <text:p text:style-name="P29"><text:span text:style-name="T14">e ci siamo occupati del progetto DrivenChoice, un portale </text:span><text:span text:style-name="T15">che punta ad aiutare gli utenti</text:span><text:span text:style-name="T14"> per la ricerca dell’auto perfetta per ogni <text:s/>esigenza, con un ampia gamma di modelli di automobili il cui <text:s/>obiettivo è rendere l'esperienza <text:s/>dell'utente pratica e semplice, permettendogli di accedere facilmente a una vasta selezione di veicoli. Per fare cio abbiamo utilizzato un approcio agile utilizzando la metodologia scrum <text:s/>pianificando e organizzando sprint con l aiuto della piattaforma trello, lato tecnico abbiamo utilizzato python per tutta la parte riguardante l ETL e il backend, <text:tab/> html/css/bootstrap e flask per il frontend, mysql per il database ed infine powerbi connesso al db mysql per I grafici. Per il controllo di versione </text:span><text:span text:style-name="T15">e per rimanere sincronizzati con Il codice abbiamo usato git e github.</text:span></text:p>
      <text:p text:style-name="P28"><text:span text:style-name="T15">{ </text:span><text:span text:style-name="T13">overview generale delle funzionalita come da powerpoint pagina 5/6/7 <text:s/>}</text:span></text:p>
      <text:p text:style-name="P9"><text:span text:style-name="T12"/></text:p>
      <text:p text:style-name="Standard"/>
      <text:p text:style-name="P3">(<text:span text:style-name="T2">fabio</text:span>)[<text:span text:style-name="T8">schermo</text:span><text:span text:style-name="T3">: </text:span><text:span text:style-name="T4">sito scrape all’inizio e poi</text:span><text:span text:style-name="T3"> notebook scrape</text:span>]: </text:p>
      <text:p text:style-name="P7">-Spiego come/dove abbiamo preso e modificato i dati per creare il dataset</text:p>
      <text:p text:style-name="P22"><text:span text:style-name="T32">{ </text:span><text:span text:style-name="T5">schermo: giro veloce sul sito, click su un marchio,un auto,un modello, una versione di motore </text:span><text:span text:style-name="T32">}</text:span></text:p>
      <text:p text:style-name="P13"><text:span text:style-name="T29">Buon giorno sono fabio e </text:span><text:span text:style-name="T30">illustrero’ la creazione del dataset</text:span><text:span text:style-name="T29">, dato che non abbiamo trovato nessun dataset decente in giro per il web abbiamo deciso di crearlo tramite web scraping </text:span></text:p>
      <text:p text:style-name="P14"><text:span text:style-name="T29"><text:s/>la maggior parte delle info le abbiamo prese da </text:span><text:span text:style-name="T33">autoevolution <text:s/></text:span></text:p>
      <text:p text:style-name="P11">un sito che contiene <text:span text:style-name="T32">I dettagli </text:span><text:s/><text:span text:style-name="T32">di ogni modello di ogni auto in produzione e non , ma abbiam</text:span><text:span text:style-name="T34">o</text:span><text:span text:style-name="T32"> scelto di utilizzare solo I dati delle auto in produzione. </text:span></text:p>
      <text:p text:style-name="P23">{ <text:span text:style-name="T5">schermo: </text:span><text:span text:style-name="T3">overview generale del </text:span><text:span text:style-name="T6">notebook </text:span><text:span text:style-name="T3">report </text:span>}</text:p>
      <text:p text:style-name="P13"><text:span text:style-name="T29">usando python e </text:span><text:span text:style-name="T31">la libreria</text:span><text:span text:style-name="T29"> beautiful soup </text:span><text:span text:style-name="T31">c</text:span><text:span text:style-name="T29">he ci da la posssibilita’ di leggere e filtrare l’html di pagine web tramite python, </text:span><text:span text:style-name="T31">per completare il dataset avevamo bisogno anche dei prezzi, <text:s/>e per cio abbiamo utilizzato un altra libreria di webscraping chiamata selenium che ci da anche la possibilita’ di interaggire con la pagina web poiche abbiamo automatizzato la ricerca su google e tramite l’html del risultato e delle regex ci prendiamo anche I prezzi e li aggiungiamo al databse</text:span></text:p>
      <text:p text:style-name="P12"/>
      <text:p text:style-name="P12"/>
      <text:p text:style-name="P8">Collegamento da notebook: ml notebook → <text:span text:style-name="T37">db → api</text:span></text:p>
      <text:p text:style-name="Standard"/>
      <text:p text:style-name="P5">(<text:span text:style-name="T1">edo</text:span>)[<text:span text:style-name="T8">schermo</text:span><text:span text:style-name="T3">: ml notebook / </text:span><text:span text:style-name="T7">db&amp;</text:span><text:span text:style-name="T9">utentidb</text:span>] </text:p>
      <text:p text:style-name="P7">-parte finale del notebook, <text:span text:style-name="T36">creazione database e api</text:span></text:p>
      <text:p text:style-name="P15">{<text:span text:style-name="T45"> </text:span><text:span text:style-name="T11">schermo: notebook</text:span><text:span text:style-name="T45"> }</text:span></text:p>
      <text:p text:style-name="P15">Buongiorno sono edoardo, <text:span text:style-name="T38">in questa parte del notebook e’ presente l’analisi dei dati effettuata con l’utilizzo di librerie come pandas e scikitlearn, abbiamo provato ad individuare tramite machine learning una relazione tra le varie specifiche delle auto ed il prezzo utlizzando diversi metodi di preprocessing sui dati e trainando 3 diversi modelli </text:span><text:span text:style-name="T39">di cui uno custom</text:span><text:span text:style-name="T38">, purtroppo I risultati non hanno evidenziato nessuna relazione lineare tra </text:span><text:span text:style-name="T39">tutte</text:span><text:span text:style-name="T38"> features </text:span><text:span text:style-name="T39">delle auto</text:span></text:p>
      <text:p text:style-name="P16">{<text:span text:style-name="T46">fai un</text:span> overview veloce dei 3 modelli }</text:p>
      <text:p text:style-name="P17">fatto cio abbiamo definito e creato il database utilizzando un databse mysql hostato online connettendoci tramite python e mysql workbench,</text:p>
      <text:p text:style-name="P20"><text:span text:style-name="T49">D</text:span><text:span text:style-name="T44">ato che necessitavano di utenti registrati al sito e con delle preferenze </text:span><text:span text:style-name="T49">e non abbiamo trovato datasset con informazioni sui posssesori di auto</text:span><text:span text:style-name="T44">, per il momento abbiamo creato uno script python che genera randomicamente dai di utenti e con delle preferenze e li abbiamo aggiunti al database.</text:span></text:p>
      <text:p text:style-name="P18"><text:s/>una volta riempito il database abbiamo provveduto a preparare tutti I servizi api di cui avevamo bisogno</text:p>
      <text:p text:style-name="Standard"><text:soft-page-break/></text:p>
      <text:p text:style-name="Standard"/>
      <text:p text:style-name="Standard"/>
      <text:p text:style-name="P8">Collegamento da api: filtri→bot → utenti</text:p>
      <text:p text:style-name="Standard"/>
      <text:p text:style-name="P5">(<text:span text:style-name="T1">nik</text:span>)[<text:span text:style-name="T8">schermo</text:span><text:span text:style-name="T3">: </text:span><text:span text:style-name="T7">bot tg</text:span><text:span text:style-name="T3"> </text:span><text:span text:style-name="T7">&amp;</text:span><text:span text:style-name="T3"> parte utenti </text:span><text:span text:style-name="T7">&amp; filtri</text:span>]: </text:p>
      <text:p text:style-name="P7">-spiegazione de<text:span text:style-name="T39">i filtri</text:span>, <text:span text:style-name="T39">bot tg ,</text:span> parte utenti ( preferiti / login-out)</text:p>
      <text:p text:style-name="P24">{schermo: <text:s/>pagina /auto }</text:p>
      <text:p text:style-name="P30"><text:span text:style-name="T17">Buongiorno sono nicholas, </text:span><text:span text:style-name="T18">in questa parte vi parlero’ <text:s/>delle api, per <text:s/>la creazione dei servizi rest abbiamo usato python con la libreria flask, </text:span><text:span text:style-name="T19">dove abbiamo integrato tutte le logiche di cui avevamo bisogno per far arrivare I dati dal backend al frontend e non solo, per esempio la stessa api che utiliziamo per I filtri avanzati sul sito </text:span><text:span text:style-name="T20">viene ussata </text:span><text:span text:style-name="T19">anche dentro il nostro bot di telegram<text:line-break/></text:span><text:span text:style-name="T24">{</text:span><text:span text:style-name="T22"> schermo: fare una ricerca veloce </text:span><text:span text:style-name="T23">con I filtri</text:span><text:span text:style-name="T22"> da web </text:span><text:span text:style-name="T23">e mostrare gif / redirect del bot</text:span><text:span text:style-name="T22"> }</text:span></text:p>
      <text:p text:style-name="P33"><text:span text:style-name="T16">Oltre a I filtri le api gestiscono anche tutt</text:span><text:span text:style-name="T21">o</text:span><text:span text:style-name="T16"> il resto del cuore dell applicazione tra cui registrazione/login/logout e il salvataggio delle </text:span><text:span text:style-name="T21">auto preferite</text:span><text:span text:style-name="T16"> degli utenti,</text:span></text:p>
      <text:p text:style-name="P35"><text:span text:style-name="T16">{schermo: fare un login e andare su preferenze (magari mettiamo 1 preferito prima)}</text:span></text:p>
      <text:p text:style-name="P34"><text:span text:style-name="T16"><text:s/></text:span><text:span text:style-name="T21">abbiamo anche implementato un sistema di conferma della mail e <text:s/>di controllo dei tentaivi di accesso con annessso blocco utente. </text:span><text:span text:style-name="T23">{schermo:logout cosi rilogghi con admin per ele}</text:span></text:p>
      <text:p text:style-name="P32"><text:span text:style-name="T19"/></text:p>
      <text:p text:style-name="Standard"/>
      <text:p text:style-name="Standard"/>
      <text:p text:style-name="Standard"/>
      <text:p text:style-name="P31">Collegamento utenti:<text:span text:style-name="T37">­</text:span> → admin → <text:span text:style-name="T27">grafici</text:span> → <text:span text:style-name="T26">dataset utenti </text:span></text:p>
      <text:p text:style-name="Standard"/>
      <text:p text:style-name="P6">(<text:span text:style-name="T1">ele</text:span>)[<text:span text:style-name="T8">schermo</text:span><text:span text:style-name="T3">: pagine principali sito/ <text:s/>grafici / admin panel</text:span>]: </text:p>
      <text:p text:style-name="P7">-tour del sito, <text:span text:style-name="T40">creazione db utenti (per ora) finti, </text:span><text:s/>grafici, admin function</text:p>
      <text:p text:style-name="P25">{schermo: login admin e pagina dashboard}</text:p>
      <text:p text:style-name="P19"><text:span text:style-name="T41">Buongiorno sono eleonora, riprendendo da dove ha lasciato nicholas, </text:span><text:span text:style-name="T42">abbiamo implementato anche una parte dedicata all admin del sito, </text:span><text:span text:style-name="T43">con una dashboard personale in cui ci sono tutte le operazioni crud,</text:span></text:p>
      <text:p text:style-name="P25">{schermo: bottoni nelle card della ricerca}</text:p>
      <text:p text:style-name="P19"><text:span text:style-name="T43"><text:s/>quindi puo aggiungere,modificare,cancellare dati dal database, oltre cio anche nel resto del sito quando e’ l’admin ad essere loggato ha bottoni per effettuare queste modifiche direttamente dalle card nella ricerca, </text:span></text:p>
      <text:p text:style-name="P26">{schermo: pagina grafici e grafici}</text:p>
      <text:p text:style-name="P20"><text:span text:style-name="T43">poi abbiamo realizzato la pagina contente I grafici che abbiamo realizzato tramite powerbi connesso al database mysql,</text:span></text:p>
      <text:p text:style-name="P21">{ ...illustra grafici... }</text:p>
      <text:p text:style-name="P20"><text:span text:style-name="T43">, </text:span><text:span text:style-name="T48">{{qualcosas in piu su powerbi/grafici?}} </text:span><text:span text:style-name="T43"><text:s/></text:span><text:span text:style-name="T44">.</text:span></text:p>
      <text:p text:style-name="P27">{{ bho ? <text:s/>Altro ? Fine ? }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17fdf5" officeooo:paragraph-rsid="0017fdf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0:02:35.466383060</meta:creation-date>
    <dc:date>2024-02-29T14:59:54.718750934</dc:date>
    <meta:editing-duration>PT46M4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888" meta:character-count="5587" meta:non-whitespace-character-count="4714"/>
  </office:meta>
</office:document-meta>
</file>